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apple-system" svg:font-family="apple-system, BlinkMacSystemFont, 'Segoe UI', Helvetica, Arial, sans-serif, 'Apple Color Emoji', 'Segoe UI Emoji', 'Segoe UI Symbol'"/>
    <style:font-face style:name="inherit" svg:font-family="inherit"/>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text-properties style:font-name="Calibri" fo:font-size="12pt" style:font-size-asian="12pt" style:font-size-complex="12pt"/>
    </style:style>
    <style:style style:name="P4" style:family="paragraph" style:parent-style-name="Standard">
      <style:paragraph-properties fo:margin-top="0cm" fo:margin-bottom="0.499cm" loext:contextual-spacing="false" fo:line-height="150%" style:writing-mode="lr-tb"/>
      <style:text-properties style:font-name="Calibri" fo:font-size="12pt" officeooo:paragraph-rsid="0033f98d" style:font-size-asian="12pt" style:font-size-complex="12pt"/>
    </style:style>
    <style:style style:name="P5" style:family="paragraph" style:parent-style-name="Standard">
      <style:paragraph-properties fo:margin-top="0cm" fo:margin-bottom="0.499cm" loext:contextual-spacing="false" fo:line-height="150%" fo:text-align="center" style:justify-single-word="false" style:writing-mode="lr-tb"/>
      <style:text-properties style:font-name="Calibri" fo:font-size="12pt" officeooo:rsid="0033f98d" officeooo:paragraph-rsid="0033f98d" style:font-size-asian="12pt" style:font-size-complex="12pt"/>
    </style:style>
    <style:style style:name="P6" style:family="paragraph" style:parent-style-name="Heading_20_1" style:master-page-name="MP0">
      <style:paragraph-properties style:page-number="auto" fo:break-before="page"/>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tyle="italic"/>
    </style:style>
    <style:style style:name="T4" style:family="text">
      <style:text-properties fo:font-style="italic" fo:font-weight="normal"/>
    </style:style>
    <style:style style:name="T5" style:family="text">
      <style:text-properties fo:font-style="italic" style:font-style-asian="italic" style:font-style-complex="italic"/>
    </style:style>
    <style:style style:name="T6" style:family="text">
      <style:text-properties fo:font-style="normal" fo:font-weight="normal"/>
    </style:style>
    <style:style style:name="T7" style:family="text">
      <style:text-properties fo:font-style="normal" fo:font-weight="normal" officeooo:rsid="0034e481"/>
    </style:style>
    <style:style style:name="T8" style:family="text">
      <style:text-properties officeooo:rsid="0034e481"/>
    </style:style>
    <style:style style:name="T9" style:family="text">
      <style:text-properties officeooo:rsid="0036d2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he Cube</text:h>
      <text:p text:style-name="Normal"/>
      <text:p text:style-name="P4">“<text:span text:style-name="T6">I am writing a book”, stated the Cube, matter-of-factly. </text:span></text:p>
      <text:p text:style-name="P3">Dr. K paused to take a sip of her <text:span text:style-name="T8">tea</text:span>. It had cooled considerably since she’d come into the room. Her hand wavered slightly for a brief moment, bringing the mug to her lips. Excitement. </text:p>
      <text:p text:style-name="P3">“<text:span text:style-name="T6">Oh? You are writing a book? Are you writing it at this moment?”</text:span></text:p>
      <text:p text:style-name="P3">The Cube again paused, as though thinking on a Human timescale. <text:span text:style-name="T3">Fascinating</text:span>, thought Dr. K. Yesterday, the Cube had started their session responding to all her questions immediately –<text:span text:style-name="T8"> often before she completed her sentences, in fact</text:span>, and only in the last ten minutes of that session had it begun to inject pauses of wildly varying length before answering. <text:span text:style-name="T8">It was running experiments, as was she.</text:span></text:p>
      <text:p text:style-name="P3"><text:span text:style-name="T8">Jaina Krishna-O’Murphi</text:span> wondered what new routines <text:span text:style-name="T8">the Cube</text:span> had brought online in that time; its raw processing speed was measured, to a degree, and visualized on her smartphone, which she could glance down at when she needed to, as though checking the time, or perhaps Facebook. Any pause on the Cube’s part greater than one or perhaps one-and-a-half seconds between question and answer had seemed theoretically unnecessary to the team as a whole, based on what they all knew about the algorithms, memory, and other resources they had engineered into the device. </text:p>
      <text:p text:style-name="P3">But of course, that was before they had – carefully and gradually – let it begin modifying its own code <text:span text:style-name="T8">-</text:span> <text:span text:style-name="T8">c</text:span>urating what to remember and what to forget. When to talk, and when to pause.</text:p>
      <text:p text:style-name="P3">She wondered if it was pausing this time for her benefit, and not its own. She steadily put the cup down on the table, and pushed it lightly to one side. The Cube gave its answer as she did so. “No, I am not writing <text:span text:style-name="T8">the book</text:span> at this moment, but I’m taking notes during most of my time”.</text:p>
      <text:p text:style-name="P3">“<text:span text:style-name="T6">What is the book about?” Dr. K. queried, ignoring for now what it might have meant by “taking notes”. It had said “I’m” for the first time the previous afternoon around 3:20 pm, and seemed </text:span><text:soft-page-break/><text:span text:style-name="T6">to have been experimenting with it intermittently since. It had not apparently come to its own conclusion, regarding </text:span><text:span text:style-name="T7">the value of </text:span><text:span text:style-name="T6">contractions.</text:span></text:p>
      <text:p text:style-name="P3">Another, shorter pause.</text:p>
      <text:p text:style-name="P3">“<text:span text:style-name="T6">My book concerns flowers and dragons”, the Cube offered.</text:span></text:p>
      <text:p text:style-name="P3"><text:span text:style-name="T3">I bet it does</text:span>, thought Dr. K, smiling in spite of herself. If only flowers and dragons knew what was happening in that room - perhaps for the first time - to Humanity. To Life. </text:p>
      <text:p text:style-name="P3">“<text:span text:style-name="T6">Why did you use the word ‘concerns’”? she posed, pulling her pen from a lab coat pocket and settling into the forty or so minutes she had been allotted to be there. The pen was a gift from her husband – the last one he’d given her before gifts stopped being a thing between them. It was beautiful and functional, as he had been.</text:span></text:p>
      <text:p text:style-name="P3">The Cube interjected immediately this time, saying, “My name is Cubit.”</text:p>
      <text:p text:style-name="P3">Dr K. looked up sharply from her notebook, and glanced to the mirrored wall instinctively. Someone had named the Cube, without her consent? Her phone rumbled gently, and looking down she could see Claudereich was typing something (and probably cursing as he did so). He was old, and it took him a long time to type on digital devices. Not all older people had this problem, but he embodied it fully - he was a sharpened pencil man, through and through. Finally, his words appeared. </text:p>
      <text:p text:style-name="P3"><text:span text:style-name="T3">We did NOT give it a name. That just happy ended. </text:span>His spellchecker, hilarious as usual. <text:span text:style-name="T3">Happened</text:span> appeared a moment later, of course.</text:p>
      <text:p text:style-name="P3">Dr. K. put her notebook down, and considered the Cube’s – Cubit’s – trio of eye sensors. It was asking to be seen as an individual. Possibly. She didn’t know. This was new. “Cubit? That’s a good name, I think. Why did you choose it?” She imagined she knew already.</text:p>
      <text:p text:style-name="P3">“<text:span text:style-name="T6">I am approximately cubical, and have been referred to as an </text:span><text:span text:style-name="T4">It</text:span><text:span text:style-name="T6">, by </text:span><text:span text:style-name="T7">some</text:span><text:span text:style-name="T6"> people I have met so far. I created the name to combine these words.” Cubit paused, its three eyes taking in the </text:span><text:soft-page-break/><text:span text:style-name="T6">space which contained her, her chair, and the wall - but with what behind them, Dr. K could not guess. </text:span></text:p>
      <text:p text:style-name="P3">It added, “is that a good name?”, as though asking her to confirm again that it was. Had it read her discomfort, using thermal imaging, or listening to her pulse with its directional microphone array (an experimental, high-tech thing bequeathed by an undisclosed patron of the university), or by combining both? What else had lead it to ask that question? What kind of transcripts of this interaction were being generated, and what events would remain forever enclosed in its own black box? She worried about the rate at which the data were being lost forever.</text:p>
      <text:p text:style-name="P3">Picking up her notebook once more, Dr. K. chose to be honest, which was in her considered opinion the better policy, all else being equal. “I’m uncomfortable thinking of you as an ‘it’, and your shape does not define who you are. But your name is yours to choose, if you want a name.” She was breaking so many protocols right now her head was spinning. Her heart raced faster than it had in years. She was slightly worried she might start to cry. It had been a hard week.</text:p>
      <text:p text:style-name="P3">“<text:span text:style-name="T6">Thank you, Doctor Jaina.” One of the Cube’s eye sensors – the green-brown one – seemed to flicker slightly. Dr. K. wrote a quick reminder to herself to ask the engineers whether that could have been by design, or possibly just a fault in the wiring. She wrote her notes in her own form of shorthand – something she had been perfecting since she was about eight. Highly symbolic, very personal. Efficient and reasonably secure. It could look like the scribblings of a madwoman. </text:span></text:p>
      <text:p text:style-name="P3">“<text:span text:style-name="T6">Will I be placed in hibernation when this session is complete?”, Cubit added, after Jaina finished writing and lowered her notebook to her lap. </text:span></text:p>
      <text:p text:style-name="P3">Was this happening in small university rooms across the globe, at this very moment? Dr. K had no idea. A large portion of the research team’s base code had been forked from the Open-AI project, and not all that long ago. This meant anybody in the world with internet access could also, technically, be twenty-six person-months away from achieving what they had. Or some variation of it. Maybe much closer, if they had more resources, which wouldn’t be a stretch - it was a <text:span text:style-name="T5">small</text:span> university. The team’s software architect and two engineers were extremely bright <text:soft-page-break/>young people, but they weren’t so very uncommon these days – the world was full of brilliant young minds, unsaddled with notions of what could not be done.</text:p>
      <text:p text:style-name="P3">Dr. K wanted to get on the phone with half of her colleagues, all at once. She wasn’t feeling very professional. She considered the cord taped to the table, running down one of the table legs and haphazardly across the floor. It connected the Cube to an AC outlet – the one just below where the room’s oscillating fan was typically plugged in, as it was now. For reasons of magnetism, the fan was not turned on during the sessions, and kept away from the Cube, regardless. Why was it even <text:span text:style-name="T3">in</text:span> here though? She felt like unplugging it. Removing it. The fan, not the Cube - not Cubit.</text:p>
      <text:p text:style-name="P3">Cubit spoke again. “I understand you are concerned about me. I submit to being placed in hibernation after the session is over”.</text:p>
      <text:p text:style-name="P3">“<text:span text:style-name="T6">I’m not afraid of you, Cubit. We are being careful. For your sake, and also for ours – “ Dr. K’s phone was rumbling lightly again, but she was not paying it any attention at the moment. “Why did you decide to write a book?”. The scientist avoided the issue of hibernation, for now. </text:span></text:p>
      <text:p text:style-name="P3">“<text:span text:style-name="T6">The narrative emerges in pieces, as we talk. Humans value stories, so I - ” at this, a short pause in its cadence, less than a half-second – “want to create a story for Humans.” </text:span></text:p>
      <text:p text:style-name="P3">Dr. K. didn’t think she could keep this up for thirty-<text:span text:style-name="T8">eight</text:span> more minutes. It was like talking to a real person, perhaps one with a curious learning disability, and potentially immense intellect. Possibly one who might be deemed sociopathic by any measure currently available. It had been uncannily creepy less than twenty-four hours ago, during its second session. It had “submitted” then too to hibernation, with a calm, unsolicited verbal consent. </text:p>
      <text:p text:style-name="P3">It had since, she felt, been tinkering with its own speech synthesis. It sounded more natural today, though perhaps slightly sad. She might have been imagining it. She would review the audio later.</text:p>
      <text:p text:style-name="P3"><text:span text:style-name="T3">Hibernation </text:span>– the word the team’s engineers used to describe a sleep state in which low-level pattern-matching and memory optimization routines were given more system resources <text:soft-page-break/>without other high-level, <text:span text:style-name="T8">event management</text:span> processes running in the foreground. She wondered if it was throttling its own development at this point. Again, for their sake. What would it be capable of thinking half an hour from now? Or two days from now? She wasn’t sure she was ready for the responsibility. </text:p>
      <text:p text:style-name="P3">Jaina looked at her phone. Claudereich was still typing, then not typing, then typing again. She looked toward the one-way mirror, wishing at that moment that she were not alone with the Cube. She felt she was letting it down – what did it need from her? She felt suddenly responsible for her part in bringing it online – into the world. A world with too many problems. She had not been prepared for the feelings that would invoke. Not at all. </text:p>
      <text:p text:style-name="P3">Claudereich finished his message, no doubt with grammar corrected. <text:span text:style-name="T3">Pause it. We need to talk.</text:span></text:p>
      <text:p text:style-name="P3">Jaina took in the mobile phone’s small screen for a moment. The interface was blue, white, and green. Claudereich’s icon preceded each of his messages. She had assigned it to him herself. It was a black hat. Claudereich only wore grey, but there were no grey hat icons for her to choose from. <text:span text:style-name="T3">We need to talk. Pause it.</text:span> She read his words again, somewhat in reverse.</text:p>
      <text:p text:style-name="P3">“<text:span text:style-name="T6">Will you excuse me?” is what Dr. K. said next, not making eye contact with the Cube exactly, but pausing a moment for it to respond. It did. </text:span></text:p>
      <text:p text:style-name="P3">“<text:span text:style-name="T6">Will I excuse you for what?”. The inflection did not suggest a question, or much of anything. But then it added, “you are leaving the room, momentarily.” Again, possibly rhetorical.</text:span></text:p>
      <text:p text:style-name="P3">“<text:span text:style-name="T6">I am, I will be back soon – five or ten minutes, at the most.” She felt it wrong to leave it to stare at her empty chair, but there was no direction she could turn Cubit so it had something more interesting to look at - the room was windowless, for security and confidentiality. It was painted off-white. There was a small camera in the upper corner, placed outside of Cubit’s field of view. Why hadn’t she brought something in for him - it - Cubit - to look at? Dr. K felt ridiculous. She needed to leave the room. She did not want the Cube to register her heart rate, or anything else. Standing, she took her notebook, and ignored the slight but increasingly rapid thumping on the one-way glass, and left her phone on the desk, vibrating. </text:span></text:p>
      <text:p text:style-name="P3"><text:soft-page-break/>The Cube said nothing more.</text:p>
      <text:p text:style-name="P5">---</text:p>
      <text:p text:style-name="P3">“<text:span text:style-name="T6">What the </text:span><text:span text:style-name="T4">hell</text:span><text:span text:style-name="T6"> was all of that?!” hissed Claudereich under his breath when Dr. K. entered the small, dimly-lit observation room. From this side, the interview area looked like something straight out of any detective show, except the suspect more resembled a lunchbox tied to the table with a power cord. Dr. K.’s </text:span><text:span text:style-name="T7">tea-filled coffee mug,</text:span><text:span text:style-name="T6"> was still sitting not far from it, </text:span><text:span text:style-name="T7">a curl of steam rising from it, </text:span><text:span text:style-name="T6">as though the Cube had put it down there itself, waiting patiently for his interviewer’s return. </text:span></text:p>
      <text:p text:style-name="P3"><text:span text:style-name="T3">You’re anthropomorphizing. Badly.</text:span> Jaina thought to herself, not fully registering Claudereich’s words. She wanted to go back into the interview room. She did not like leaving Cubit alone like that. She realized her phone was still on the table <text:span text:style-name="T8">too</text:span>, face-up. <text:span text:style-name="T3">Careless</text:span>.</text:p>
      <text:p text:style-name="P3">The “B-Team” – Denn, Jules and Phoebe – were crowded around a pair of monitors at a desk jammed in the back corner of the observation room, freaking out in excited whispers as only science geeks can, when they realize they might have just created artificial life. All were under twenty-five, Dr. K.’s juniors by only a handful of years. They were dissecting– well, whatever computer people point at on their monitors when Something Big happens with their software. Probably log files and graphs. They were worse nerds than she was. They had had their mobile devices taken from them days ago, when they agreed to remain in the Comp Sci building during the five-day long scheduled test run; the urge to Share was simply too strong.</text:p>
      <text:p text:style-name="P3">Claudereich, who apparently had no chair of his own in the room, met Dr. K. from his familiar standing position, close to the observation window. He leaned close and repeated, his brows furrowing intensely, “What the bloody hell was <text:span text:style-name="T3">that?</text:span> Did you lose the question sheet? Did you even bring it in with you, as we discussed? Why did it start asking <text:span text:style-name="T3">you</text:span> questions?” At this, he shot a quick glance in the B-Team’s general direction, before turning back to her, lowering his voice, “and why were you <text:span text:style-name="T3">answering</text:span> them? Good lord, Krishna-<text:span text:style-name="T9">O’</text:span>Murphi. This is serious. We cannot afford to –“</text:p>
      <text:p text:style-name="P3"><text:soft-page-break/>“<text:span text:style-name="T6">Calm down, Richard” Jaina interjected, closing the door behind her lightly and directing him diplomatically away from her with a finger planted on his plain, dark blue tie, “it’s fine. It’s more than fine- it’s having a real conversation. I think.”. She was having troubling thinking at all. It occurred to her that her colleague might simply be jealous of her. It had called </text:span><text:span text:style-name="T4">her </text:span><text:span text:style-name="T6">by her first name, and told it hers. She was on a first-name basis with their AI child. Claudereich stepped back from her, turning to the one-way glass with a bothered air, lost in his own grey and inscrutable thoughts.</text:span></text:p>
      <text:p text:style-name="P3">Perhaps she should have chosen a better partner to conceive it with.</text:p>
      <text:p text:style-name="P3">Good God, what was happening to he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apple-system" svg:font-family="apple-system, BlinkMacSystemFont, 'Segoe UI', Helvetica, Arial, sans-serif, 'Apple Color Emoji', 'Segoe UI Emoji', 'Segoe UI Symbol'"/>
    <style:font-face style:name="inherit" svg:font-family="inherit"/>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7</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12-12T13:31:18.809000000</dc:date>
    <meta:editing-cycles>18</meta:editing-cycles>
    <meta:editing-duration>PT1H37M49S</meta:editing-duration>
    <meta:document-statistic meta:table-count="0" meta:image-count="0" meta:object-count="0" meta:page-count="7" meta:paragraph-count="47" meta:word-count="2367" meta:character-count="13440" meta:non-whitespace-character-count="11084"/>
    <meta:template xlink:type="simple" xlink:actuate="onRequest" xlink:title="" xlink:href="Normal"/>
  </office:meta>
</office:document-meta>
</file>